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end" style:justify-single-word="false" fo:break-before="page"/>
    </style:style>
    <style:style style:name="P3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text-position="super 58%"/>
    </style:style>
    <style:style style:name="T2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53</text:p>
      <text:p text:style-name="Standard">1<text:span text:style-name="T1">er</text:span><text:line-break/><text:line-break/>On commence à allumer les lanternes pour<text:line-break/>éclairer les ruës et les places de Nancy.</text:p>
      <text:p text:style-name="Standard"/>
      <text:p text:style-name="Standard">3<text:line-break/><text:line-break/>Je reçois des lettres de mon Jeune frere des<text:line-break/>30 O<text:span text:style-name="T1">bre </text:span><text:s/>et 1<text:span text:style-name="T1">er</text:span> novembre. On lui a refusé net<text:line-break/>la permission d’imprimer son excellent ouvrage<text:line-break/>sur l’impôt. Il d’est pas sur qu’il reste auprès <text:line-break/>de M. De la Gal. pere, ni qu’il passe<text:line-break/>l’hyver à Paris.</text:p>
      <text:p text:style-name="Standard"/>
      <text:p text:style-name="Standard">5<text:line-break/><text:line-break/>Assemblée particuliere <text:s/>de l’academie, où<text:line-break/>etoient M<text:span text:style-name="T1">r </text:span>Du Rouvrois, de Solignac, Thibault, <text:line-break/>de Tervenus, abbé Gautier, P. Husson, Harmant, <text:line-break/>Coster, Gaudoger, P. Leslie, et Durival l’<text:span text:style-name="T1">é</text:span><text:line-break/>on y a rendu compte des ouvrages présentés<text:line-break/>au concours, et quelques uns ont été rejettes.</text:p>
      <text:p text:style-name="Standard">M. Gautier a rendu compte d’une methode nouvelle <text:line-break/>de former l’ennéagome ou figure de 9 côtés.<text:line-break/>L’auteur la prétend géométrique, elle n’est a certains<text:line-break/>égards que méchanique, mais son approchante et <text:line-break/>utile. Ensuite de la pompe de Despois, dans <text:line-break/>laquelle on a trouvé de l’invention ; au moins<text:line-break/>dans l’aplication de ce qui avoit été trouvé<text:line-break/>par d’autres. M. le Bas, proposé il y a <text:line-break/>longtemps a été enfin admis. M. de Mortal <text:line-break/>chan<text:span text:style-name="T1">e</text:span> de Toul renvoyé a de nouveaux ouvrages <text:line-break/>s’il en fait, ceux qu’on connoit de lui jusqu’à <text:line-break/>present n’etant pas suffisant. on a proposé<text:line-break/>M. Professeur en l’Ecole roiale milit.<text:line-break/>et auteur d’une histoire romaine.</text:p>
      <text:p text:style-name="Standard">M. Alliot est parti pour Paris passant à P. à M.</text:p>
      <text:p text:style-name="P1">15<text:line-break/><text:line-break/>Mort d’Elisabeth-henriette Le Texier, V<text:span text:style-name="T1">ve</text:span>.<text:line-break/>de Leopold de Bourcier de They, L<text:span text:style-name="T1">t</text:span>. colonnel<text:line-break/>des Gardes du Duc Leopold. Sera inhumée<text:line-break/>aux Dames du S. Sacrement. Elle laisse<text:line-break/>deux filles.</text:p>
      <text:p text:style-name="Standard"/>
      <text:p text:style-name="Standard">16<text:line-break/><text:line-break/>Mad. la marquise de Bouflers, qui quitte<text:line-break/>Lunèville a passé aujourdhui allant en <text:line-break/>Languedoc joindre le P<text:span text:style-name="T1">ce</text:span>. De Beauvau son frere.</text:p>
      <text:p text:style-name="Standard">J’assembre les Imprimeurs et Libraires de<text:line-break/>Nancy, à l’occasion des mauvais livres<text:line-break/>qui se rependent à Pars, et qu’on pretend<text:line-break/>venir d’eux.</text:p>
      <text:p text:style-name="Standard"/>
      <text:p text:style-name="Standard">18<text:line-break/><text:line-break/>assemblée au bureau de l’aumône, où etoient<text:line-break/>M<text:span text:style-name="T1">rs</text:span>. Du Rouvrois, de Tervenus, de Bressey, <text:line-break/>françois, de Dombâle, de Maisonneuvre et moi.<text:line-break/>on y a continué pour Boulanger la V<text:span text:style-name="T1">ve</text:span>. du<text:line-break/>dernier mort. Et accordé une réduction de <text:line-break/>près de 400<text:span text:style-name="T1">#</text:span>. à la caution de celui qui<text:line-break/>tenoit autrefois le jardin.</text:p>
      <text:p text:style-name="Standard"/>
      <text:p text:style-name="Standard">20<text:line-break/><text:line-break/>mort du S. Pierre François Huguet de Montaran,<text:line-break/>E<text:span text:style-name="T1">cuy</text:span>. Avocat en Parlement de Paris. Sera inhumé <text:line-break/>dans l’Eglise de S. Roch.</text:p>
      <text:p text:style-name="Standard">M<text:span text:style-name="T1">rs</text:span>. Renault partent aujourdhui de Paris<text:line-break/>pour revenir en Lorraine.</text:p>
      <text:p text:style-name="Standard"/>
      <text:p text:style-name="Standard">23<text:line-break/><text:line-break/>M. Mique passe retournant à Paris, par<text:line-break/>ordre de la Reine.</text:p>
      <text:p text:style-name="P2">154</text:p>
      <text:p text:style-name="Standard">25<text:line-break/><text:line-break/>M. Renault et M. d’Ubexi sont arrivés<text:line-break/>de Paris. Les priviléges de la manufacture<text:line-break/>de Bains sont confirmés &amp;<text:span text:style-name="T1">a</text:span>.</text:p>
      <text:p text:style-name="Standard">Ces jours derniers la Cour funeraire<text:line-break/>a fait le grands changemens dans ses Greffes.<text:line-break/>M. Coster est secretaire-Greffier en chef.</text:p>
      <text:p text:style-name="Standard"/>
      <text:p text:style-name="Standard">27<text:line-break/><text:line-break/>M. l’Intendant arrive de Neuviller pour<text:line-break/><text:span text:style-name="T2">rester</text:span> à Nancy jusqu’à son voyage de Paris.</text:p>
      <text:p text:style-name="Standard"/>
      <text:p text:style-name="Standard">28<text:line-break/><text:line-break/>on acheve aujourdhui de couvrir le <text:line-break/>quartier roïal des casernes.</text:p>
      <text:p text:style-name="Standard"/>
      <text:p text:style-name="Standard">29<text:line-break/><text:line-break/>M. Bremont par pour Paris, afin d’y<text:line-break/>achever la remise des papiers avant<text:line-break/>l’arrivée de M. l’Intendant. Il sera joint<text:line-break/>dans la route par M. Girardet peintre<text:line-break/>du feu Roy de Pol. que la Reine veut voir.</text:p>
      <text:p text:style-name="Standard"/>
      <text:p text:style-name="Standard">30<text:line-break/><text:line-break/>M. l’Intendant vient me voir. J’avois<text:line-break/>encore un peu de gout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Nadal</meta:initial-creator>
    <dc:creator>Sara Nadal</dc:creator>
    <meta:editing-cycles>1</meta:editing-cycles>
    <meta:creation-date>2016-01-23T12:57:00</meta:creation-date>
    <dc:date>2016-01-23T14:09:00</dc:date>
    <meta:editing-duration>PT1H</meta:editing-duration>
    <meta:generator>LibreOffice/5.0.4.2$MacOSX_X86_64 LibreOffice_project/2b9802c1994aa0b7dc6079e128979269cf95bc78</meta:generator>
    <meta:document-statistic meta:table-count="0" meta:image-count="0" meta:object-count="0" meta:page-count="4" meta:paragraph-count="20" meta:word-count="512" meta:character-count="2938" meta:non-whitespace-character-count="24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